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6082" officeooo:paragraph-rsid="00176082"/>
    </style:style>
    <style:style style:name="P2" style:family="paragraph" style:parent-style-name="Standard">
      <style:text-properties fo:font-size="15pt" fo:font-weight="bold" officeooo:rsid="00176082" officeooo:paragraph-rsid="00176082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a258a" officeooo:paragraph-rsid="001a258a"/>
    </style:style>
    <style:style style:name="P4" style:family="paragraph" style:parent-style-name="Text_20_body">
      <style:text-properties officeooo:rsid="001ecd41" officeooo:paragraph-rsid="001ff95f"/>
    </style:style>
    <style:style style:name="P5" style:family="paragraph" style:parent-style-name="Standard">
      <style:text-properties officeooo:rsid="001d0760" officeooo:paragraph-rsid="001b7dad"/>
    </style:style>
    <style:style style:name="P6" style:family="paragraph" style:parent-style-name="Text_20_body">
      <style:text-properties fo:font-size="14pt" fo:font-weight="bold" officeooo:paragraph-rsid="001ecd41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paragraph-rsid="001ecd41"/>
    </style:style>
    <style:style style:name="P8" style:family="paragraph" style:parent-style-name="Standard">
      <style:text-properties officeooo:paragraph-rsid="001a258a"/>
    </style:style>
    <style:style style:name="P9" style:family="paragraph" style:parent-style-name="Standard">
      <style:text-properties fo:font-size="12pt" officeooo:rsid="00176082" officeooo:paragraph-rsid="00176082" style:font-size-asian="12pt" style:font-size-complex="12pt"/>
    </style:style>
    <style:style style:name="T1" style:family="text">
      <style:text-properties officeooo:rsid="0017e9f6"/>
    </style:style>
    <style:style style:name="T2" style:family="text">
      <style:text-properties officeooo:rsid="00176082"/>
    </style:style>
    <style:style style:name="T3" style:family="text">
      <style:text-properties officeooo:rsid="00197ddb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officeooo:rsid="001ecd41"/>
    </style:style>
    <style:style style:name="T8" style:family="text">
      <style:text-properties style:font-name="Liberation Serif" officeooo:rsid="001ecd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digmas de Programacion</text:p>
      <text:p text:style-name="P1"/>
      <text:p text:style-name="P1">Maciel Vigneau</text:p>
      <text:p text:style-name="P1"/>
      <text:p text:style-name="P1">Trabajo PractIcO N.º<text:tab/>3</text:p>
      <text:p text:style-name="P1"/>
      <text:p text:style-name="P2">Actividad 4</text:p>
      <text:p text:style-name="Standard">En cuanto a la actividad 4, <text:span text:style-name="T1">en el codigo de la actividad 3, </text:span>los cambios de codigo que tuve que realizar <text:span text:style-name="T2">fueron pocos, </text:span><text:span text:style-name="T1">ya que solo realize los mas esenciales </text:span><text:span text:style-name="T3">de la POO.</text:span></text:p>
      <text:p text:style-name="P3"/>
      <text:p text:style-name="P3"><text:span text:style-name="T4">Actividad 2(Calculadora)</text:span></text:p>
      <text:p text:style-name="P4"><text:span text:style-name="Strong_20_Emphasis">Modularidad:</text:span><text:line-break/>El programa está dividido en dos archivos: uno contiene las clases de las operaciones y otro maneja la interacción con el usuario. Esto permite organizar el código y mantenerlo más limpio.</text:p>
      <text:p text:style-name="P4"><text:span text:style-name="Strong_20_Emphasis"><text:span text:style-name="T5">Abstracción:</text:span></text:span><text:line-break/>Cada operación matemática (suma, resta, multiplicación y división) está representada como una clase independiente, con su propio método <text:span text:style-name="Source_20_Text"><text:span text:style-name="T6">calcular()</text:span></text:span><text:span text:style-name="T6">.</text:span></text:p>
      <text:p text:style-name="P4"><text:span text:style-name="Strong_20_Emphasis"><text:span text:style-name="T5">Encapsulamiento:</text:span></text:span><text:line-break/>Las clases tienen atributos privados <text:span text:style-name="T6">(</text:span><text:span text:style-name="Source_20_Text"><text:span text:style-name="T6">a</text:span></text:span><text:span text:style-name="T6"> y </text:span><text:span text:style-name="Source_20_Text"><text:span text:style-name="T6">b</text:span></text:span><text:span text:style-name="T6">) </text:span>y su acceso se gestiona mediante métodos públicos. De esta forma, los datos quedan protegidos y solo se utilizan dentro del comportamiento de cada clase.</text:p>
      <text:p text:style-name="P4"><text:span text:style-name="Strong_20_Emphasis">I</text:span><text:span text:style-name="Strong_20_Emphasis"><text:span text:style-name="T5">nstanciación:</text:span></text:span><text:line-break/>Cada vez que el usuario elige una operación, se crea un nuevo objeto que ejecuta su método <text:span text:style-name="Source_20_Text"><text:span text:style-name="T6">calcular()</text:span></text:span>.</text:p>
      <text:p text:style-name="P4"><text:span text:style-name="Strong_20_Emphasis"><text:span text:style-name="T5">Polimorfismo (leve):</text:span></text:span><text:line-break/>Aunque no hay herencia, todas las clases comparten la misma estructura (constructor y método <text:span text:style-name="Source_20_Text"><text:span text:style-name="T6">calcular()</text:span></text:span><text:span text:style-name="T6">),</text:span> lo que permite tratarlas de la misma manera dentro del programa.</text:p>
      <text:p text:style-name="P4"><text:span text:style-name="Strong_20_Emphasis">Conceptos que no utilicé:</text:span></text:p>
      <text:p text:style-name="P4"><text:span text:style-name="Strong_20_Emphasis"><text:span text:style-name="T5">Herencia:</text:span></text:span><text:line-break/>No fue necesaria porque cada operación es independiente y la calculadora es sencilla.</text:p>
      <text:p text:style-name="P5"/>
      <text:p text:style-name="P6">En <text:span text:style-name="T7">la </text:span>actividad <text:span text:style-name="T7">3</text:span> también implementé:</text:p>
      <text:p text:style-name="P7"><text:span text:style-name="Strong_20_Emphasis"><text:span text:style-name="T5">Abstracción:</text:span></text:span><text:line-break/>La clase <text:span text:style-name="Source_20_Text">Tarea</text:span> funciona como una plantilla general para representar cualquier tarea que el usuario cree.</text:p>
      <text:p text:style-name="P7"><text:span text:style-name="Strong_20_Emphasis"><text:span text:style-name="T5">Encapsulamiento:</text:span></text:span><text:line-break/>Implementé getters y setters en los prototipos para modificar y acceder de forma controlada a los atributos de una tarea (título, descripción, dificultad, estado, fecha, etc.).</text:p>
      <text:p text:style-name="P7"><text:span text:style-name="Strong_20_Emphasis"><text:span text:style-name="T5">Modularidad:</text:span></text:span><text:line-break/>Separé la clase, las funciones y el código principal en archivos distintos, lo cual mejora el orden y la legibilidad.</text:p>
      <text:p text:style-name="P7"><text:soft-page-break/><text:span text:style-name="Strong_20_Emphasis"><text:span text:style-name="T5">Uso de prototipos:</text:span></text:span><text:line-break/>Agregué métodos al prototipo de <text:span text:style-name="Source_20_Text"><text:span text:style-name="T8">Tarea </text:span></text:span><text:span text:style-name="T6">como</text:span> <text:span text:style-name="Source_20_Text"><text:span text:style-name="T6">“</text:span></text:span><text:span text:style-name="Source_20_Text"><text:span text:style-name="T8">mostrarResumen”</text:span></text:span>, que permite visualizar los datos antes de confirmar la creación de una tarea.</text:p>
      <text:p text:style-name="P7"><text:span text:style-name="Strong_20_Emphasis">Conceptos que no utilicé:</text:span></text:p>
      <text:p text:style-name="P7"><text:span text:style-name="Strong_20_Emphasis"><text:span text:style-name="T5">Herencia:</text:span></text:span><text:line-break/>No fue necesaria porque el sistema no requiere categorías distintas de tareas ni funciones especializadas que justifiquen una clase hija.</text:p>
      <text:p text:style-name="P7"><text:span text:style-name="Strong_20_Emphasis"><text:span text:style-name="T5">Polimorfismo:</text:span></text:span><text:line-break/>Todas las tareas se comportan igual y no existen clases derivadas que necesiten sobrescribir métodos.</text:p>
      <text:p text:style-name="P8"/>
      <text:p text:style-name="P9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6:30:08.472907906</meta:creation-date>
    <dc:date>2025-11-26T12:47:55.103698815</dc:date>
    <meta:editing-duration>PT4M9S</meta:editing-duration>
    <meta:editing-cycles>1</meta:editing-cycles>
    <meta:document-statistic meta:table-count="0" meta:image-count="0" meta:object-count="0" meta:page-count="2" meta:paragraph-count="22" meta:word-count="333" meta:character-count="2190" meta:non-whitespace-character-count="1877"/>
    <meta:generator>LibreOffice/25.8.3.2$Linux_X86_64 LibreOffice_project/580$Build-2</meta:generator>
  </office:meta>
</office:document-meta>
</file>